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9" style:family="table-cell" style:parent-style-name="Default" style:data-style-name="N0">
      <style:table-cell-properties fo:background-color="#00cc00" fo:border="none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8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0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2" style:family="table-cell" style:parent-style-name="Default" style:data-style-name="N100">
      <style:table-cell-properties fo:background-color="#00cc00" fo:border="none"/>
    </style:style>
    <style:style style:name="ce23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36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17"/>
        <table:table-column table:style-name="co6" table:default-cell-style-name="ce1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0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1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0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8" office:value-type="string">
            <text:p>use_rbf</text:p>
          </table:table-cell>
          <table:table-cell table:style-name="ce18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8" office:value-type="string">
            <text:p>rbf_learning_rate</text:p>
          </table:table-cell>
          <table:table-cell table:style-name="ce18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8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36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19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1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False</text:p>
          </table:table-cell>
          <table:table-cell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0" office:value-type="string">
            <text:p>False</text:p>
          </table:table-cell>
          <table:table-cell table:style-name="ce23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0">
            <text:p>100</text:p>
          </table:table-cell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9">01/29/2024</text:date>, <text:time>17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9T17:17:43</dc:date>
    <meta:editing-cycles>264</meta:editing-cycles>
    <meta:editing-duration>PT6H28M42S</meta:editing-duration>
    <meta:document-statistic meta:table-count="1" meta:cell-count="1173" meta:object-count="0"/>
  </office:meta>
</office:document-meta>
</file>